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654eb" officeooo:paragraph-rsid="001654eb"/>
    </style:style>
    <style:style style:name="P2" style:family="paragraph" style:parent-style-name="Standard">
      <style:text-properties officeooo:rsid="00175c10" officeooo:paragraph-rsid="00175c10"/>
    </style:style>
    <style:style style:name="P3" style:family="paragraph" style:parent-style-name="Standard">
      <style:text-properties officeooo:rsid="001930f7" officeooo:paragraph-rsid="001930f7"/>
    </style:style>
    <style:style style:name="P4" style:family="paragraph" style:parent-style-name="Standard">
      <style:text-properties officeooo:rsid="001ad81a" officeooo:paragraph-rsid="001ad81a"/>
    </style:style>
    <style:style style:name="P5" style:family="paragraph" style:parent-style-name="Standard">
      <style:text-properties officeooo:rsid="001c6c0e" officeooo:paragraph-rsid="001c6c0e"/>
    </style:style>
    <style:style style:name="P6" style:family="paragraph" style:parent-style-name="Standard">
      <style:text-properties officeooo:rsid="001cd704" officeooo:paragraph-rsid="001cd704"/>
    </style:style>
    <style:style style:name="P7" style:family="paragraph" style:parent-style-name="Standard">
      <style:text-properties officeooo:rsid="001e4185" officeooo:paragraph-rsid="001e4185"/>
    </style:style>
    <style:style style:name="T1" style:family="text">
      <style:text-properties officeooo:rsid="00175c10"/>
    </style:style>
    <style:style style:name="T2" style:family="text">
      <style:text-properties officeooo:rsid="001906e1"/>
    </style:style>
    <style:style style:name="T3" style:family="text">
      <style:text-properties officeooo:rsid="001930f7"/>
    </style:style>
    <style:style style:name="T4" style:family="text">
      <style:text-properties officeooo:rsid="001ad81a"/>
    </style:style>
    <style:style style:name="T5" style:family="text">
      <style:text-properties officeooo:rsid="001c6c0e"/>
    </style:style>
    <style:style style:name="T6" style:family="text">
      <style:text-properties officeooo:rsid="001fd3c1"/>
    </style:style>
    <style:style style:name="T7" style:family="text">
      <style:text-properties officeooo:rsid="002110ac"/>
    </style:style>
    <style:style style:name="T8" style:family="text">
      <style:text-properties style:text-line-through-style="solid" style:text-line-through-type="singl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2) Sia all'inizio che alla fine del brano 'Ntoni dice che se ne deve andare, nella prima parte però è piuttosto malinconico, mentre alla fine è più rassenerato, dato che ha rivissuto per un ultima breve volta il suo paese. </text:p>
      <text:p text:style-name="P1"/>
      <text:p text:style-name="P1"><text:span text:style-name="T3">3</text:span>) L'abbaiare del cane ha come valore <text:span text:style-name="T7">di</text:span> rafforzamento del concetto di estraneità che c'è nei confronti di 'Ntoni, <text:span text:style-name="T1">dato che il cane abbaia perchè non lo riconosce più</text:span>.</text:p>
      <text:p text:style-name="P2">Il brontolio del mare <text:span text:style-name="T3">s</text:span>erve per rammentare ad '<text:span text:style-name="T3">N</text:span>toni che non sentirà più quel solito rumore che era abituato a sentire, perciò viene enfatizzato il fatto che <text:span text:style-name="T2">sta abbandonando il suo paese-nido.</text:span></text:p>
      <text:p text:style-name="P2"/>
      <text:p text:style-name="P3">4) <text:span text:style-name="T4">Significa che </text:span>'Ntoni <text:span text:style-name="T4">ha</text:span> <text:span text:style-name="T4">capito solo adesso che se ne stava andando via per sempre i valori legati al suo vecchio paese-nido.</text:span></text:p>
      <text:p text:style-name="P3"/>
      <text:p text:style-name="P4">5) <text:span text:style-name="T8">Perchè voleva vivere per un ultima volta l'ambiente mattutino di Aci-Trezza.</text:span></text:p>
      <text:p text:style-name="P4"/>
      <text:p text:style-name="P4">6) Il modello di comportamento che hanno lo Zio Santoro e Rocco Spatu è molto abituale, <text:span text:style-name="T5">per questo motivo 'Ntoni li cita pensando alle azioni abituali che avvenivano ad Aci-Trezza</text:span>.</text:p>
      <text:p text:style-name="P4"/>
      <text:p text:style-name="P5">8) 'Ntoni assume il ruolo dello sconfitto dalla fiumana progresso.</text:p>
      <text:p text:style-name="P5"/>
      <text:p text:style-name="P6">9) <text:s/><text:span text:style-name="T6">Perchè ha violato i valori sacri su cui si basa la famiglia e il suo paese-nido, perciò non è più degno di starne al suo intern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4M2S</meta:editing-duration>
    <meta:editing-cycles>5</meta:editing-cycles>
    <meta:generator>LibreOffice/5.2.1.2$Windows_x86 LibreOffice_project/31dd62db80d4e60af04904455ec9c9219178d620</meta:generator>
    <dc:date>2017-10-19T06:48:38.433000000</dc:date>
    <meta:document-statistic meta:table-count="0" meta:image-count="0" meta:object-count="0" meta:page-count="1" meta:paragraph-count="8" meta:word-count="203" meta:character-count="1168" meta:non-whitespace-character-count="971"/>
    <meta:user-defined meta:name="Info 1"/>
    <meta:user-defined meta:name="Info 2"/>
    <meta:user-defined meta:name="Info 3"/>
    <meta:user-defined meta:name="Info 4"/>
  </office:meta>
</office:document-meta>
</file>